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55cm" fo:min-width="3.9cm"/>
    </style:style>
    <style:style style:name="gr3" style:family="graphic" style:parent-style-name="standard">
      <style:graphic-properties draw:fill-color="#00cc00" draw:textarea-horizontal-align="justify" draw:textarea-vertical-align="middle" draw:auto-grow-height="false" fo:min-height="2.55cm" fo:min-width="3.7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 style:list-style-name="L1">
      <style:graphic-properties draw:textarea-vertical-align="middle" draw:line-distance="0.789cm"/>
    </style:style>
    <style:style style:name="gr6" style:family="graphic" style:parent-style-name="measure" style:list-style-name="L1">
      <style:graphic-properties draw:textarea-vertical-align="middle" draw:line-distance="0.78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00cc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g>
          <draw:custom-shape draw:style-name="gr1" draw:text-style-name="P1" draw:layer="layout" svg:width="4.2cm" svg:height="2.8cm" svg:x="3cm" svg:y="5cm">
            <text:p text:style-name="P1">運動想起</text:p>
            <text:p text:style-name="P1">左手 or 右手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4cm" svg:height="2.8cm" svg:x="7.2cm" svg:y="5cm">
            <text:p text:style-name="P1">休息時間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2cm" svg:height="2.8cm" svg:x="11.6cm" svg:y="5cm">
            <text:p text:style-name="P1">運動想起</text:p>
            <text:p text:style-name="P1">両手 or 両足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4.4cm" svg:height="2.8cm" svg:x="15.8cm" svg:y="5cm">
            <text:p text:style-name="P1">休息時間</text:p>
            <draw:enhanced-geometry svg:viewBox="0 0 21600 21600" draw:type="rectangle" draw:enhanced-path="M 0 0 L 21600 0 21600 21600 0 21600 0 0 Z N"/>
          </draw:custom-shape>
          <draw:measure draw:style-name="gr4" draw:text-style-name="P1" draw:layer="measurelines" svg:x1="3cm" svg:y1="5.2cm" svg:x2="7.2cm" svg:y2="5.2cm">
            <text:p text:style-name="P4">4.0sec</text:p>
          </draw:measure>
          <draw:measure draw:style-name="gr4" draw:text-style-name="P1" draw:layer="layout" svg:x1="11.6cm" svg:y1="5.1cm" svg:x2="15.8cm" svg:y2="5.1cm">
            <text:p text:style-name="P4">4.0sec</text:p>
          </draw:measure>
          <draw:measure draw:style-name="gr5" draw:text-style-name="P4" draw:layer="layout" svg:x1="7.2cm" svg:y1="5.098cm" svg:x2="11.602cm" svg:y2="5.099cm">
            <text:p text:style-name="P4">4.2sec</text:p>
          </draw:measure>
          <draw:measure draw:style-name="gr6" draw:text-style-name="P4" draw:layer="layout" svg:x1="15.798cm" svg:y1="5.099cm" svg:x2="20.2cm" svg:y2="5.1cm">
            <text:p text:style-name="P4">4.2sec</text:p>
          </draw:measure>
          <draw:line draw:style-name="gr7" draw:text-style-name="P5" draw:layer="layout" svg:x1="3cm" svg:y1="8.8cm" svg:x2="20.2cm" svg:y2="8.8cm">
            <text:p/>
          </draw:line>
          <draw:frame draw:style-name="gr8" draw:text-style-name="P6" draw:layer="layout" svg:width="2.6cm" svg:height="0.962cm" svg:x="18cm" svg:y="8.838cm">
            <draw:text-box>
              <text:p>time</text:p>
            </draw:text-box>
          </draw:frame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02:12:46.296278533</meta:creation-date>
    <dc:date>2018-01-09T02:21:34.117834359</dc:date>
    <meta:editing-duration>PT8M48S</meta:editing-duration>
    <meta:editing-cycles>1</meta:editing-cycles>
    <meta:document-statistic meta:object-count="34"/>
    <meta:generator>LibreOffice/5.1.6.2$Linux_X86_64 LibreOffice_project/10m0$Build-2</meta:generator>
  </office:meta>
</office:document-meta>
</file>